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rsid="0018bd66" officeooo:paragraph-rsid="0018bd66"/>
    </style:style>
    <style:style style:name="P2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officeooo:rsid="0018bd66" officeooo:paragraph-rsid="0018bd66"/>
    </style:style>
    <style:style style:name="P3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officeooo:rsid="0018bd66" officeooo:paragraph-rsid="00191dc1"/>
    </style:style>
    <style:style style:name="P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rsid="0018bd66" officeooo:paragraph-rsid="0018bd66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rsid="00191dc1" officeooo:paragraph-rsid="00191dc1"/>
    </style:style>
    <style:style style:name="P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officeooo:rsid="001a709d" officeooo:paragraph-rsid="001a709d"/>
    </style:style>
    <style:style style:name="T1" style:family="text">
      <style:text-properties officeooo:rsid="001a70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O DE ENSEÑANZA TECNICA INDUSTRIAL</text:p>
      <text:p text:style-name="P1">Plantel Colomos</text:p>
      <text:p text:style-name="P1"/>
      <text:p text:style-name="P1"/>
      <text:p text:style-name="P1"/>
      <text:p text:style-name="P1"/>
      <text:p text:style-name="P2">Guadalajara, Jalisco. México.</text:p>
      <text:p text:style-name="P3">A [fecha].</text:p>
      <text:p text:style-name="P1"/>
      <text:p text:style-name="P1"/>
      <text:p text:style-name="P4">A quien corresponda:</text:p>
      <text:p text:style-name="P4"/>
      <text:p text:style-name="P5">Por medio del presente conducto le informamos a C. [nombre] [apellido1] [apellido2], quien desempeña el puesto de [cargo] en la empresa [empresa], y cuya fecha de nacimiento es el [fechaNacimiento] (con [edadCalculada] <text:span text:style-name="T1">años cumplidos </text:span>a<text:span text:style-name="T1">l día de hoy</text:span>), <text:span text:style-name="T1">que usted ha sido seleccionado como el ganador del concurso por parte de la comunidad de estudiantes</text:span>.</text:p>
      <text:p text:style-name="P5"/>
      <text:p text:style-name="P5">El <text:span text:style-name="T1">premio será envíado </text:span>a la siguiente dirección: [calle] [numeroExt] [numeroInt], en la colonia [colonia] , ubicada en [municipio], [estado]. C.P. [codigoPostal]. <text:span text:style-name="T1">Los datos de contacto que fueron proporcionados son el teléfono [telefono] y el correo electrónico [correoElectronico]. Es importante confirmar que los datos personales enlistados en este documento son correctos, de lo contrario, favor de contactar a comunidad.estudiantes@ceti.mx.</text:span></text:p>
      <text:p text:style-name="P4"/>
      <text:p text:style-name="P1"/>
      <text:p text:style-name="P1"/>
      <text:p text:style-name="P1"/>
      <text:p text:style-name="P1"/>
      <text:p text:style-name="P6">Atentamente,</text:p>
      <text:p text:style-name="P6">Jose Francisco Perez Reyes</text:p>
      <text:p text:style-name="P6">Ingeniero en Desarrollo de Softwa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9:24:44.081500365</meta:creation-date>
    <dc:date>2023-05-02T20:22:34.375174911</dc:date>
    <meta:editing-duration>PT4M10S</meta:editing-duration>
    <meta:editing-cycles>1</meta:editing-cycles>
    <meta:document-statistic meta:table-count="0" meta:image-count="0" meta:object-count="0" meta:page-count="1" meta:paragraph-count="10" meta:word-count="139" meta:character-count="980" meta:non-whitespace-character-count="851"/>
    <meta:generator>LibreOffice/7.3.7.2$Linux_X86_64 LibreOffice_project/30$Build-2</meta:generator>
  </office:meta>
</office:document-meta>
</file>